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eb0" officeooo:paragraph-rsid="001fae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bio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0:26:27.041865011</meta:creation-date>
    <dc:date>2023-06-01T10:26:49.425476733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